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5.3665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2.3165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10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Project Task Number</text:p>
          </table:table-cell>
          <table:table-cell table:style-name="ce1" office:value-type="string" calcext:value-type="string">
            <text:p>Description of Task</text:p>
          </table:table-cell>
          <table:table-cell table:style-name="ce1" office:value-type="string" calcext:value-type="string">
            <text:p>Planned Duration in Days</text:p>
          </table:table-cell>
          <table:table-cell table:style-name="ce1" office:value-type="string" calcext:value-type="string">
            <text:p>Planned Start Date</text:p>
          </table:table-cell>
          <table:table-cell table:style-name="ce1" office:value-type="string" calcext:value-type="string">
            <text:p>Planned Completion Date</text:p>
          </table:table-cell>
          <table:table-cell table:style-name="ce1" office:value-type="string" calcext:value-type="string">
            <text:p>Estimated Labor, Material, Etc. required to complete the project</text:p>
          </table:table-cell>
          <table:table-cell table:style-name="ce1" office:value-type="string" calcext:value-type="string">
            <text:p>Number of Units Required</text:p>
          </table:table-cell>
          <table:table-cell table:style-name="ce1" office:value-type="string" calcext:value-type="string">
            <text:p>Estimated Cost per Unit</text:p>
          </table:table-cell>
          <table:table-cell table:style-name="ce7" office:value-type="string" office:string-value="Estimated Cost in Dollars" calcext:value-type="string">
            <text:p><text:s/>Estimated Cost in Dollars </text:p>
          </table:table-cell>
          <table:table-cell table:number-columns-repeated="5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ocument existing lighting fixtures and types, including housings, dimensions, and method of installation that must be addressed as part of retrofit recommendations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date" office:date-value="2021-09-01" calcext:value-type="date">
            <text:p>09/01/21</text:p>
          </table:table-cell>
          <table:table-cell table:style-name="ce17" table:formula="of:=[.D2]+[.C2]" office:value-type="date" office:date-value="2021-09-07" calcext:value-type="date">
            <text:p>09/07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formula="of:=[.G2]*[.H2]" office:value-type="float" office:value="480" calcext:value-type="float">
            <text:p><text:s/>$480.00 </text:p>
          </table:table-cell>
          <table:table-cell table:number-columns-repeated="5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easure all existing lighting levels of each space and functions/personnel that operate there</text:p>
          </table:table-cell>
          <table:table-cell table:style-name="ce2" office:value-type="float" office:value="3" calcext:value-type="float">
            <text:p>3</text:p>
          </table:table-cell>
          <table:table-cell table:style-name="ce17" table:formula="of:=[.E2]" office:value-type="date" office:date-value="2021-09-07" calcext:value-type="date">
            <text:p>09/07/21</text:p>
          </table:table-cell>
          <table:table-cell table:style-name="ce17" table:formula="of:=[.D3]+[.C3]" office:value-type="date" office:date-value="2021-09-10" calcext:value-type="date">
            <text:p>09/10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[.G3]*[.H3]" office:value-type="float" office:value="500" calcext:value-type="float">
            <text:p><text:s/>$500.00 </text:p>
          </table:table-cell>
          <table:table-cell table:number-columns-repeated="5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Determine final quantity, type, and location of existing fixtures, lamps, and ballasts to be replaced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3]" office:value-type="date" office:date-value="2021-09-10" calcext:value-type="date">
            <text:p>09/10/21</text:p>
          </table:table-cell>
          <table:table-cell table:style-name="ce17" table:formula="of:=[.D4]+[.C4]" office:value-type="date" office:date-value="2021-09-12" calcext:value-type="date">
            <text:p>09/12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formula="of:=[.G4]*[.H4]" office:value-type="float" office:value="80" calcext:value-type="float">
            <text:p><text:s/>$80.00 </text:p>
          </table:table-cell>
          <table:table-cell table:number-columns-repeated="5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Identify areas that will have occupancy controls or motion detectors to turn off lights when space is unoccupied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4]" office:value-type="date" office:date-value="2021-09-12" calcext:value-type="date">
            <text:p>09/12/21</text:p>
          </table:table-cell>
          <table:table-cell table:style-name="ce17" table:formula="of:=[.D5]+[.C5]" office:value-type="date" office:date-value="2021-09-17" calcext:value-type="date">
            <text:p>09/17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8" table:formula="of:=[.G5]*[.H5]" office:value-type="float" office:value="160" calcext:value-type="float">
            <text:p><text:s/>$160.00 </text:p>
          </table:table-cell>
          <table:table-cell table:number-columns-repeated="5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Provide total number of recommended lighting components and related costs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[.E5]" office:value-type="date" office:date-value="2021-09-17" calcext:value-type="date">
            <text:p>09/17/21</text:p>
          </table:table-cell>
          <table:table-cell table:style-name="ce17" table:formula="of:=[.D6]+[.C6]" office:value-type="date" office:date-value="2021-09-18" calcext:value-type="date">
            <text:p>09/18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[.G6]*[.H6]" office:value-type="float" office:value="400" calcext:value-type="float">
            <text:p><text:s/>$400.00 </text:p>
          </table:table-cell>
          <table:table-cell table:number-columns-repeated="5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Life cycle cost analysis and economic evaluation that factors in cost, maintenance cost, and utility cost over the expected life of the building lighting retrofit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6]" office:value-type="date" office:date-value="2021-09-18" calcext:value-type="date">
            <text:p>09/18/21</text:p>
          </table:table-cell>
          <table:table-cell table:style-name="ce17" table:formula="of:=[.D7]+[.C7]" office:value-type="date" office:date-value="2021-09-22" calcext:value-type="date">
            <text:p>09/22/21</text:p>
          </table:table-cell>
          <table:table-cell table:style-name="ce2" office:value-type="string" calcext:value-type="string">
            <text:p>Perry Silverman, Finance Analyst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table:formula="of:=[.G7]*[.H7]" office:value-type="float" office:value="7000" calcext:value-type="float">
            <text:p><text:s/>$7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Waste management plan for disposal of hazardous materials, submitted in accordance with EPA guidelines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7]" office:value-type="date" office:date-value="2021-09-22" calcext:value-type="date">
            <text:p>09/22/21</text:p>
          </table:table-cell>
          <table:table-cell table:style-name="ce17" table:formula="of:=[.D8]+[.C8]" office:value-type="date" office:date-value="2021-09-24" calcext:value-type="date">
            <text:p>09/24/21</text:p>
          </table:table-cell>
          <table:table-cell table:style-name="ce2" office:value-type="string" calcext:value-type="string">
            <text:p>Trudy Noble, Environmental Manager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0" calcext:value-type="float">
            <text:p>450</text:p>
          </table:table-cell>
          <table:table-cell table:style-name="ce8" table:formula="of:=[.G8]*[.H8]" office:value-type="float" office:value="4500" calcext:value-type="float">
            <text:p><text:s/>$4,500.00 </text:p>
          </table:table-cell>
          <table:table-cell table:number-columns-repeated="5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ocurement of necessary retrofit materials and electrical components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8]" office:value-type="date" office:date-value="2021-09-24" calcext:value-type="date">
            <text:p>09/24/21</text:p>
          </table:table-cell>
          <table:table-cell table:style-name="ce17" table:formula="of:=[.D9]+[.C9]" office:value-type="date" office:date-value="2021-09-29" calcext:value-type="date">
            <text:p>09/29/21</text:p>
          </table:table-cell>
          <table:table-cell table:style-name="ce2" office:value-type="string" calcext:value-type="string">
            <text:p>Paul Callahan, Distribution Logistics Manager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G9]*[.H9]" office:value-type="float" office:value="6000" calcext:value-type="float">
            <text:p><text:s/>$6,000.00 </text:p>
          </table:table-cell>
          <table:table-cell table:number-columns-repeated="5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Detailed demolition and installation requirements, including procedures to shut down electric, disarm fire alarm system, remove materials from property, and protect computer and other equipment</text:p>
          </table:table-cell>
          <table:table-cell table:style-name="ce2" office:value-type="float" office:value="3" calcext:value-type="float">
            <text:p>3</text:p>
          </table:table-cell>
          <table:table-cell table:style-name="ce17" table:formula="of:=[.E9]" office:value-type="date" office:date-value="2021-09-29" calcext:value-type="date">
            <text:p>09/29/21</text:p>
          </table:table-cell>
          <table:table-cell table:style-name="ce17" table:formula="of:=[.D10]+[.C10]" office:value-type="date" office:date-value="2021-10-02" calcext:value-type="date">
            <text:p>10/02/21</text:p>
          </table:table-cell>
          <table:table-cell table:style-name="ce2" office:value-type="string" calcext:value-type="string">
            <text:p>Emmitt McAuley, OSHA liaison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G10]*[.H10]" office:value-type="float" office:value="1000" calcext:value-type="float">
            <text:p><text:s/>$1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Completion of all necessary permit applications and certificates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10]" office:value-type="date" office:date-value="2021-10-02" calcext:value-type="date">
            <text:p>10/02/21</text:p>
          </table:table-cell>
          <table:table-cell table:style-name="ce17" table:formula="of:=[.D11]+[.C11]" office:value-type="date" office:date-value="2021-10-06" calcext:value-type="date">
            <text:p>10/06/21</text:p>
          </table:table-cell>
          <table:table-cell table:style-name="ce2" office:value-type="string" calcext:value-type="string">
            <text:p>Jeff Salvatore, PR/Communications Manager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8" table:formula="of:=[.G11]*[.H11]" office:value-type="float" office:value="2880" calcext:value-type="float">
            <text:p><text:s/>$2,880.00 </text:p>
          </table:table-cell>
          <table:table-cell table:number-columns-repeated="55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Plan to comply with all Occupational Safety and Health Program requirements (containment of dust, debris, contaminants)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[.E11]" office:value-type="date" office:date-value="2021-10-06" calcext:value-type="date">
            <text:p>10/06/21</text:p>
          </table:table-cell>
          <table:table-cell table:style-name="ce17" table:formula="of:=[.D12]+[.C12]" office:value-type="date" office:date-value="2021-10-07" calcext:value-type="date">
            <text:p>10/07/21</text:p>
          </table:table-cell>
          <table:table-cell table:style-name="ce2" office:value-type="string" calcext:value-type="string">
            <text:p>Trudy Noble, Environmental Manager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5" calcext:value-type="float">
            <text:p>275</text:p>
          </table:table-cell>
          <table:table-cell table:style-name="ce8" table:formula="of:=[.G12]*[.H12]" office:value-type="float" office:value="1100" calcext:value-type="float">
            <text:p><text:s/>$1,100.00 </text:p>
          </table:table-cell>
          <table:table-cell table:number-columns-repeated="5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Submission of drawings and construction phase schedule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12]" office:value-type="date" office:date-value="2021-10-07" calcext:value-type="date">
            <text:p>10/07/21</text:p>
          </table:table-cell>
          <table:table-cell table:style-name="ce17" table:formula="of:=[.D13]+[.C13]" office:value-type="date" office:date-value="2021-10-09" calcext:value-type="date">
            <text:p>10/0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8" table:formula="of:=[.G13]*[.H13]" office:value-type="float" office:value="2500" calcext:value-type="float">
            <text:p><text:s/>$2,500.00 </text:p>
          </table:table-cell>
          <table:table-cell table:number-columns-repeated="5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Completion of Phase 1 lighting replacement: Corporate offices</text:p>
          </table:table-cell>
          <table:table-cell table:style-name="ce2" office:value-type="float" office:value="6" calcext:value-type="float">
            <text:p>6</text:p>
          </table:table-cell>
          <table:table-cell table:style-name="ce17" table:formula="of:=[.E13]" office:value-type="date" office:date-value="2021-10-09" calcext:value-type="date">
            <text:p>10/09/21</text:p>
          </table:table-cell>
          <table:table-cell table:style-name="ce17" table:formula="of:=[.D14]+[.C14]" office:value-type="date" office:date-value="2021-10-15" calcext:value-type="date">
            <text:p>10/15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4]*[.H14]" office:value-type="float" office:value="4000" calcext:value-type="float">
            <text:p><text:s/>$4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Completion of Phase 2 lighting replacement: Production shop offices and break rooms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14]" office:value-type="date" office:date-value="2021-10-15" calcext:value-type="date">
            <text:p>10/15/21</text:p>
          </table:table-cell>
          <table:table-cell table:style-name="ce17" table:formula="of:=[.D15]+[.C15]" office:value-type="date" office:date-value="2021-10-19" calcext:value-type="date">
            <text:p>10/1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5]*[.H15]" office:value-type="float" office:value="3520" calcext:value-type="float">
            <text:p><text:s/>$3,520.00 </text:p>
          </table:table-cell>
          <table:table-cell table:number-columns-repeated="55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Completion of Phase 3 lighting replacement: Production floor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formula="of:=[.E15]" office:value-type="date" office:date-value="2021-10-19" calcext:value-type="date">
            <text:p>10/19/21</text:p>
          </table:table-cell>
          <table:table-cell table:style-name="ce17" table:formula="of:=[.D16]+[.C16]" office:value-type="date" office:date-value="2021-10-29" calcext:value-type="date">
            <text:p>10/2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6]*[.H16]" office:value-type="float" office:value="20000" calcext:value-type="float">
            <text:p><text:s/>$20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Completion of Phase 4 lighting replacement: Warehouse and parking lots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formula="of:=[.E16]" office:value-type="date" office:date-value="2021-10-29" calcext:value-type="date">
            <text:p>10/29/21</text:p>
          </table:table-cell>
          <table:table-cell table:style-name="ce17" table:formula="of:=[.D17]+[.C17]" office:value-type="date" office:date-value="2021-11-06" calcext:value-type="date">
            <text:p>11/06/21</text:p>
          </table:table-cell>
          <table:table-cell table:style-name="ce2" office:value-type="string" calcext:value-type="string">
            <text:p>Vivian Liu, Project Manager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8" table:formula="of:=[.G17]*[.H17]" office:value-type="float" office:value="6400" calcext:value-type="float">
            <text:p><text:s/>$6,400.00 </text:p>
          </table:table-cell>
          <table:table-cell table:number-columns-repeated="55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Installation of sensors and motion detectors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formula="of:=[.E17]" office:value-type="date" office:date-value="2021-11-06" calcext:value-type="date">
            <text:p>11/06/21</text:p>
          </table:table-cell>
          <table:table-cell table:style-name="ce17" table:formula="of:=[.D18]+[.C18]" office:value-type="date" office:date-value="2021-11-16" calcext:value-type="date">
            <text:p>11/16/21</text:p>
          </table:table-cell>
          <table:table-cell table:style-name="ce2" office:value-type="string" calcext:value-type="string">
            <text:p>Elwood Vaughn, Systems/IT Director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0" calcext:value-type="float">
            <text:p>120</text:p>
          </table:table-cell>
          <table:table-cell table:style-name="ce8" table:formula="of:=[.G18]*[.H18]" office:value-type="float" office:value="4200" calcext:value-type="float">
            <text:p><text:s/>$4,200.00 </text:p>
          </table:table-cell>
          <table:table-cell table:number-columns-repeated="55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Delivery of computer model with baseline energy usage and automated tracking system</text:p>
          </table:table-cell>
          <table:table-cell table:style-name="ce2" office:value-type="float" office:value="7" calcext:value-type="float">
            <text:p>7</text:p>
          </table:table-cell>
          <table:table-cell table:style-name="ce17" table:formula="of:=[.E18]" office:value-type="date" office:date-value="2021-11-16" calcext:value-type="date">
            <text:p>11/16/21</text:p>
          </table:table-cell>
          <table:table-cell table:style-name="ce17" table:formula="of:=[.D19]+[.C19]" office:value-type="date" office:date-value="2021-11-23" calcext:value-type="date">
            <text:p>11/23/21</text:p>
          </table:table-cell>
          <table:table-cell table:style-name="ce2" office:value-type="string" calcext:value-type="string">
            <text:p>Elwood Vaughn, Systems/IT Director 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5" calcext:value-type="float">
            <text:p>65</text:p>
          </table:table-cell>
          <table:table-cell table:style-name="ce8" table:formula="of:=[.G19]*[.H19]" office:value-type="float" office:value="7150" calcext:value-type="float">
            <text:p><text:s/>$7,150.00 </text:p>
          </table:table-cell>
          <table:table-cell table:number-columns-repeated="55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Submission of project close-out documentation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19]" office:value-type="date" office:date-value="2021-11-23" calcext:value-type="date">
            <text:p>11/23/21</text:p>
          </table:table-cell>
          <table:table-cell table:style-name="ce17" table:formula="of:=[.D20]+[.C20]" office:value-type="date" office:date-value="2021-11-28" calcext:value-type="date">
            <text:p>11/28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style-name="ce8" table:formula="of:=[.G20]*[.H20]" office:value-type="float" office:value="900" calcext:value-type="float">
            <text:p><text:s/>$900.00 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 table:number-columns-spanned="8" table:number-rows-spanned="1">
            <text:p>Total Cost for Project</text:p>
          </table:table-cell>
          <table:covered-table-cell table:number-columns-repeated="6" table:style-name="ce5"/>
          <table:covered-table-cell table:style-name="ce6"/>
          <table:table-cell table:style-name="ce9" table:formula="of:=SUM([.I2:.I20])" office:value-type="float" office:value="72770" calcext:value-type="float">
            <text:p><text:s/>$72,770.00 </text:p>
          </table:table-cell>
          <table:table-cell table:number-columns-repeated="55"/>
        </table:table-row>
        <table:table-row table:style-name="ro5" table:number-rows-repeated="104855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0:50:23.66681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8-15T21:16:50.480869356</dc:date>
    <meta:generator>LibreOffice/6.4.7.2$Linux_X86_64 LibreOffice_project/40$Build-2</meta:generator>
    <meta:editing-duration>PT2M37S</meta:editing-duration>
    <meta:editing-cycles>1</meta:editing-cycles>
    <meta:document-statistic meta:table-count="2" meta:cell-count="1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